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office:automatic-styles>
  <office:body>
    <office:text>
      <text:h text:style-name="Heading_20_3" text:outline-level="3">GNU Free Documentation License</text:h>
      <text:p text:style-name="First_20_paragraph">Version 1.3, 3 November 2008</text:p>
      <text:p text:style-name="Text_20_body">Copyright (C) 2000, 2001, 2002, 2007, 2008 Free Software Foundation, Inc. <text:a xlink:type="simple" xlink:href="http://fsf.org/" office:name=""><text:span text:style-name="Definition">http://fsf.org/</text:span></text:a></text:p>
      <text:p text:style-name="Text_20_body">Everyone is permitted to copy and distribute verbatim copies of this license document, but changing it is not allowed.</text:p>
      <text:h text:style-name="Heading_20_4" text:outline-level="4">0. PREAMBLE</text:h>
      <text:p text:style-name="First_20_paragraph">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1. APPLICABILITY AND DEFINITIONS</text:h>
      <text:p text:style-name="First_20_paragraph">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2. VERBATIM COPYING</text:h>
      <text:p text:style-name="First_20_paragraph">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3. COPYING IN QUANTITY</text:h>
      <text:p text:style-name="First_20_paragraph">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4. MODIFICATIONS</text:h>
      <text:p text:style-name="First_20_paragraph">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C. State on the Title page the name of the publisher of the Modified Version, as the publisher.</text:p>
        </text:list-item>
        <text:list-item>
          <text:p text:style-name="P1">D. Preserve all the copyright notices of the Document.</text:p>
        </text:list-item>
        <text:list-item>
          <text:p text:style-name="P1">E. Add an appropriate copyright notice for your modifications adjacent to the other copyright notices.</text:p>
        </text:list-item>
        <text:list-item>
          <text:p text:style-name="P1">F. Include, immediately after the copyright notices, a license notice giving the public permission to use the Modified Version under the terms of this License, in the form shown in the Addendum below.</text:p>
        </text:list-item>
        <text:list-item>
          <text:p text:style-name="P1">G. Preserve in that license notice the full lists of Invariant Sections and required Cover Texts given in the Document's license notice.</text:p>
        </text:list-item>
        <text:list-item>
          <text:p text:style-name="P1">H. Include an unaltered copy of this License.</text:p>
        </text:list-item>
        <text:list-item>
          <text:p text:style-name="P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K. For any section Entitled "Acknowledgements" or "Dedications", Preserve the Title of the section, and preserve in the section all the substance and tone of each of the contributor acknowledgements and/or dedications given therein.</text:p>
        </text:list-item>
        <text:list-item>
          <text:p text:style-name="P1">L. Preserve all the Invariant Sections of the Document, unaltered in their text and in their titles. Section numbers or the equivalent are not considered part of the section titles.</text:p>
        </text:list-item>
        <text:list-item>
          <text:p text:style-name="P1">M. Delete any section Entitled "Endorsements". Such a section may not be included in the Modified Version.</text:p>
        </text:list-item>
        <text:list-item>
          <text:p text:style-name="P1">N. Do not retitle any existing section to be Entitled "Endorsements" or to conflict in title with any Invariant Section.</text:p>
        </text:list-item>
        <text:list-item>
          <text:p text:style-name="P1">O. Preserve any Warranty Disclaimers.</text:p>
        </text:list-item>
      </text:list>
      <text:p text:style-name="First_20_paragraph">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5. COMBINING DOCUMENTS</text:h>
      <text:p text:style-name="First_20_paragraph">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6. COLLECTIONS OF DOCUMENTS</text:h>
      <text:p text:style-name="First_20_paragraph">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7. AGGREGATION WITH INDEPENDENT WORKS</text:h>
      <text:p text:style-name="First_20_paragraph">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8. TRANSLATION</text:h>
      <text:p text:style-name="First_20_paragraph">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9. TERMINATION</text:h>
      <text:p text:style-name="First_20_paragraph">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10. FUTURE REVISIONS OF THIS LICENSE</text:h>
      <text:p text:style-name="First_20_paragraph">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name=""><text:span text:style-name="Definition">http://www.gnu.org/copyleft/</text:span></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11. RELICENSING</text:h>
      <text:p text:style-name="First_20_paragraph">"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ADDENDUM: How to use this License for your documents</text:h>
      <text:p text:style-name="First_20_paragraph">To use this License in a document you have written, include a copy of the License in the document and put the following copyright and license notices just after the title page:</text:p>
      <text:p text:style-name="P2"><text:s text:c="4"/>Copyright (C) <text:s text:c="1"/>YEAR <text:s text:c="1"/>YOUR NAME.</text:p>
      <text:p text:style-name="P3"><text:s text:c="4"/>Permission is granted to copy, distribute and/or modify this document</text:p>
      <text:p text:style-name="P4"><text:s text:c="4"/>under the terms of the GNU Free Documentation License, Version 1.3</text:p>
      <text:p text:style-name="P5"><text:s text:c="4"/>or any later version published by the Free Software Foundation;</text:p>
      <text:p text:style-name="P6"><text:s text:c="4"/>with no Invariant Sections, no Front-Cover Texts, and no Back-Cover Texts.</text:p>
      <text:p text:style-name="P7"><text:s text:c="4"/>A copy of the license is included in the section entitled "GNU</text:p>
      <text:p text:style-name="P8"><text:s text:c="4"/>Free Documentation License".</text:p>
      <text:p text:style-name="First_20_paragraph">If you have Invariant Sections, Front-Cover Texts and Back-Cover Texts, replace the "with … Texts." line with this:</text:p>
      <text:p text:style-name="P9"><text:s text:c="4"/>with the Invariant Sections being LIST THEIR TITLES, with the</text:p>
      <text:p text:style-name="P10"><text:s text:c="4"/>Front-Cover Texts being LIST, and with the Back-Cover Texts being LIST.</text:p>
      <text:p text:style-name="First_20_paragraph">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